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52e36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70cc" officeooo:paragraph-rsid="0052e36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558503" officeooo:paragraph-rsid="00558503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558503" officeooo:paragraph-rsid="00558503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5a42c" officeooo:paragraph-rsid="0059b3f2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baf50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baf5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52e369"/>
    </style:style>
    <style:style style:name="P9" style:family="paragraph" style:parent-style-name="Standard">
      <style:paragraph-properties fo:text-align="start" style:justify-single-word="false"/>
      <style:text-properties officeooo:paragraph-rsid="005baf50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52e369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52e369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52e369"/>
    </style:style>
    <style:style style:name="P13" style:family="paragraph" style:parent-style-name="Standard" style:list-style-name="L5">
      <style:paragraph-properties fo:text-align="start" style:justify-single-word="false"/>
      <style:text-properties officeooo:paragraph-rsid="0052e369"/>
    </style:style>
    <style:style style:name="P14" style:family="paragraph" style:parent-style-name="Standard" style:list-style-name="L6">
      <style:paragraph-properties fo:text-align="start" style:justify-single-word="false"/>
      <style:text-properties officeooo:paragraph-rsid="0052e369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070cc" officeooo:paragraph-rsid="0052e369" style:font-size-asian="12pt" style:font-weight-asian="bold" style:font-size-complex="12pt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af624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4af624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e89f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4d1ae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3923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53923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5e90e8" officeooo:paragraph-rsid="005e90e8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9">
      <style:paragraph-properties fo:text-align="start" style:justify-single-word="false"/>
      <style:text-properties style:font-name="DejaVu Sans Condensed" fo:font-size="12pt" fo:font-style="normal" fo:font-weight="normal" officeooo:rsid="005698b6" officeooo:paragraph-rsid="005698b6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5698b6" officeooo:paragraph-rsid="00558503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officeooo:rsid="004e8542" officeooo:paragraph-rsid="0052e369"/>
    </style:style>
    <style:style style:name="P30" style:family="paragraph" style:parent-style-name="Standard" style:list-style-name="L2">
      <style:paragraph-properties fo:text-align="start" style:justify-single-word="false"/>
      <style:text-properties officeooo:rsid="005062e3" officeooo:paragraph-rsid="0052e369"/>
    </style:style>
    <style:style style:name="P3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officeooo:rsid="0055e24e" officeooo:paragraph-rsid="0052e369"/>
    </style:style>
    <style:style style:name="P33" style:family="paragraph" style:parent-style-name="Standard" style:list-style-name="L5">
      <style:paragraph-properties fo:text-align="start" style:justify-single-word="false"/>
      <style:text-properties officeooo:rsid="0054e31e" officeooo:paragraph-rsid="0052e369"/>
    </style:style>
    <style:style style:name="T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27ed54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3ffe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692f0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5e24e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52e1c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070cc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4176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2e369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dc9d8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officeooo:rsid="00324557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4a4a6b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normal" officeooo:rsid="004af624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normal" officeooo:rsid="004c821d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4e854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532f8f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4e89f3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5070cc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normal" officeooo:rsid="0054e31e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DejaVu Sans Condensed" fo:font-size="12pt" fo:font-style="normal" fo:font-weight="bold" officeooo:rsid="004e8542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DejaVu Sans Condensed" fo:font-size="12pt" fo:font-style="normal" fo:font-weight="bold" officeooo:rsid="004a4a6b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DejaVu Sans Condensed" fo:font-size="12pt" fo:font-style="normal" fo:font-weight="bold" officeooo:rsid="00324557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DejaVu Sans Condensed" fo:font-size="12pt" fo:font-style="normal" fo:font-weight="bold" officeooo:rsid="004af624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DejaVu Sans Condensed" fo:font-size="12pt" fo:font-style="normal" fo:font-weight="bold" officeooo:rsid="004e89f3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DejaVu Sans Condensed" fo:font-size="12pt" fo:font-style="normal" fo:font-weight="bold" officeooo:rsid="0054176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DejaVu Sans Condensed" fo:font-size="12pt" fo:font-style="normal" fo:font-weight="bold" officeooo:rsid="0054e31e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DejaVu Sans Condensed" fo:font-size="12pt" fo:font-style="normal" fo:font-weight="bold" officeooo:rsid="004c821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DejaVu Sans Condensed" fo:font-size="12pt" fo:font-style="normal" fo:font-weight="bold" officeooo:rsid="00483b36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DejaVu Sans Condensed" fo:font-size="12pt" fo:font-style="normal" fo:font-weight="bold" officeooo:rsid="00494da5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DejaVu Sans Condensed" fo:font-size="12pt" fo:font-style="normal" fo:font-weight="bold" officeooo:rsid="00587cff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DejaVu Sans Condensed" fo:font-size="12pt" fo:font-style="normal" fo:font-weight="bold" officeooo:rsid="00264d9d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DejaVu Sans Condensed" fo:font-size="12pt" fo:font-style="normal" fo:font-weight="bold" officeooo:rsid="001bf317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DejaVu Sans Condensed" fo:font-size="12pt" fo:font-style="normal" fo:font-weight="bold" officeooo:rsid="0019eb27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DejaVu Sans Condensed" fo:font-size="12pt" fo:font-style="normal" fo:font-weight="bold" officeooo:rsid="0042d81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DejaVu Sans Condensed" fo:font-size="12pt" fo:font-style="normal" fo:font-weight="bold" officeooo:rsid="003d0cb4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DejaVu Sans Condensed" fo:font-size="12pt" fo:font-style="normal" fo:font-weight="bold" officeooo:rsid="005f853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DejaVu Sans Condensed" fo:font-size="12pt" fo:font-style="italic" fo:font-weight="normal" officeooo:rsid="004692f0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font-name="DejaVu Sans Condensed" fo:font-size="12pt" fo:font-style="italic" fo:font-weight="normal" officeooo:rsid="00324557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style:font-name="DejaVu Sans Condensed" fo:font-size="12pt" fo:font-style="italic" fo:font-weight="normal" officeooo:rsid="004a4a6b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font-name="DejaVu Sans Condensed" fo:font-size="12pt" fo:font-weight="normal" officeooo:rsid="00571aa6" style:font-size-asian="12pt" style:font-weight-asian="normal" style:font-size-complex="12pt" style:font-weight-complex="normal"/>
    </style:style>
    <style:style style:name="T45" style:family="text">
      <style:text-properties style:font-name="DejaVu Sans Condensed" fo:font-size="12pt" fo:font-weight="normal" officeooo:rsid="0055e24e" style:font-size-asian="12pt" style:font-weight-asian="normal" style:font-size-complex="12pt" style:font-weight-complex="normal"/>
    </style:style>
    <style:style style:name="T46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517b07" style:font-weight-asian="bold" style:font-weight-complex="bold"/>
    </style:style>
    <style:style style:name="T49" style:family="text">
      <style:text-properties fo:font-weight="bold" officeooo:rsid="00324557" style:font-weight-asian="bold" style:font-weight-complex="bold"/>
    </style:style>
    <style:style style:name="T50" style:family="text">
      <style:text-properties fo:font-weight="bold" officeooo:rsid="004e89f3" style:font-weight-asian="bold" style:font-weight-complex="bold"/>
    </style:style>
    <style:style style:name="T51" style:family="text">
      <style:text-properties fo:font-weight="bold" officeooo:rsid="005fc667" style:font-weight-asian="bold" style:font-weight-complex="bold"/>
    </style:style>
    <style:style style:name="T52" style:family="text">
      <style:text-properties officeooo:rsid="005062e3"/>
    </style:style>
    <style:style style:name="T53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text-line-through-style="none" style:text-line-through-type="none" style:font-name="DejaVu Sans Condensed" fo:font-size="12pt" fo:font-style="normal" fo:font-weight="normal" officeooo:rsid="004a4a6b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text-line-through-style="none" style:text-line-through-type="none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style:text-line-through-style="none" style:text-line-through-type="none" style:font-name="DejaVu Sans Condensed" fo:font-size="12pt" fo:font-style="normal" fo:font-weight="bold" officeooo:rsid="004a4a6b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style:text-line-through-style="none" style:text-line-through-type="none" style:font-name="DejaVu Sans Condensed" fo:font-size="12pt" fo:font-style="normal" fo:font-weight="bold" officeooo:rsid="00517b07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officeooo:rsid="00517b07"/>
    </style:style>
    <style:style style:name="T59" style:family="text">
      <style:text-properties officeooo:rsid="00324557"/>
    </style:style>
    <style:style style:name="T60" style:family="text">
      <style:text-properties officeooo:rsid="004e89f3"/>
    </style:style>
    <style:style style:name="T61" style:family="text">
      <style:text-properties officeooo:rsid="00532f8f"/>
    </style:style>
    <style:style style:name="T62" style:family="text">
      <style:text-properties officeooo:rsid="0054176d"/>
    </style:style>
    <style:style style:name="T63" style:family="text">
      <style:text-properties officeooo:rsid="0035db3e"/>
    </style:style>
    <style:style style:name="T64" style:family="text">
      <style:text-properties officeooo:rsid="005dc9d8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officeooo:rsid="005fc66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63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B1" office:value-type="string">
            <text:p text:style-name="P7">3xx - Flight</text:p>
          </table:table-cell>
          <table:table-cell table:style-name="Table1.B1" office:value-type="string">
            <text:p text:style-name="P7">4xx - A2A</text:p>
          </table:table-cell>
          <table:table-cell table:style-name="Table1.E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9"><text:span text:style-name="T31">5</text:span><text:span text:style-name="T32">0</text:span><text:span text:style-name="T33">4</text:span><text:span text:style-name="T39">a</text:span><text:span text:style-name="T34"> - </text:span><text:span text:style-name="T35">A/G</text:span><text:span text:style-name="T36"> - </text:span><text:span text:style-name="T37">AGM-65 </text:span><text:span text:style-name="T38">Maverick</text:span></text:p>
      <text:p text:style-name="P5"/>
      <text:p text:style-name="P2">Fence in (switches on lower left instrument panel):</text:p>
      <text:list text:style-name="L1">
        <text:list-item>
          <text:p text:style-name="P10"><text:span text:style-name="T7">M</text:span><text:span text:style-name="T8">ASTER ARM</text:span><text:span text:style-name="T46"> ... </text:span><text:span text:style-name="T8">ARM</text:span></text:p>
        </text:list-item>
        <text:list-item>
          <text:p text:style-name="P15">LASER<text:span text:style-name="T65"> ... </text:span>ARM</text:p>
        </text:list-item>
        <text:list-item>
          <text:p text:style-name="P15">TGP<text:span text:style-name="T65"> ... </text:span>ARM</text:p>
        </text:list-item>
      </text:list>
      <text:p text:style-name="P1"/>
      <text:p text:style-name="P8"><text:span text:style-name="T4">AGM-65</text:span><text:span text:style-name="T11">D/G/H/K</text:span><text:span text:style-name="T10"> </text:span><text:span text:style-name="T2">Mavericks </text:span><text:span text:style-name="T4">(</text:span><text:span text:style-name="T10">EO or </text:span><text:span text:style-name="T4">IR guided)</text:span><text:span text:style-name="T2"> -- </text:span><text:span text:style-name="T3">WIP</text:span></text:p>
      <text:p text:style-name="P8"><text:span text:style-name="T40">U</text:span><text:span text:style-name="T41">sing Maverick seeker for targeting:</text:span></text:p>
      <text:list xml:id="list4047712529" text:style-name="L2">
        <text:list-item>
          <text:p text:style-name="P29"><text:span text:style-name="T13">(</text:span><text:span text:style-name="T12">Optional, for decluttering) Put HUD in CCIP mode with </text:span><text:span text:style-name="T22">Master Mode Control Button</text:span><text:span text:style-name="T12"> (</text:span><text:span text:style-name="T22">Lower Gray Button</text:span><text:span text:style-name="T12">). <text:s/>This gives you the small gun cross instead of the large pipper.</text:span></text:p>
        </text:list-item>
        <text:list-item>
          <text:p text:style-name="P30"><text:span text:style-name="T54">S</text:span><text:span text:style-name="T53">elect Mavericks in </text:span><text:span text:style-name="T55">DSMS</text:span><text:span text:style-name="T53">:</text:span></text:p>
          <text:list>
            <text:list-item>
              <text:p text:style-name="P11"><text:span text:style-name="T54">On </text:span><text:span text:style-name="T57">left</text:span><text:span text:style-name="T56"> MFD</text:span><text:span text:style-name="T54">, press </text:span><text:span text:style-name="T56">DSMS</text:span><text:span text:style-name="T54"> OSB.</text:span></text:p>
            </text:list-item>
            <text:list-item>
              <text:p text:style-name="P31"><text:span text:style-name="T59">Press </text:span><text:span text:style-name="T48">3 and 9 </text:span><text:span text:style-name="T49">OSB</text:span><text:span text:style-name="T48">s</text:span><text:span text:style-name="T59"> </text:span><text:span text:style-name="T58">(</text:span><text:span text:style-name="T59">next to Maverick pylon</text:span><text:span text:style-name="T52">s</text:span><text:span text:style-name="T58">)</text:span><text:span text:style-name="T59"> to select</text:span><text:span text:style-name="T52">/highlight them.</text:span></text:p>
            </text:list-item>
          </text:list>
        </text:list-item>
        <text:list-item>
          <text:p text:style-name="P11"><text:span text:style-name="T13">On </text:span><text:span text:style-name="T23">left</text:span><text:span text:style-name="T25"> MFD</text:span><text:span text:style-name="T13">, </text:span><text:span text:style-name="T17">go to </text:span><text:span text:style-name="T23">MAV</text:span><text:span text:style-name="T17"> page with </text:span><text:span text:style-name="T23">Coolie Hat left</text:span><text:span text:style-name="T17"> (</text:span><text:span text:style-name="T23">Dish Hat left</text:span><text:span text:style-name="T17">) or </text:span><text:span text:style-name="T14">press </text:span><text:span text:style-name="T24">MAV</text:span><text:span text:style-name="T14"> OSB</text:span><text:span text:style-name="T17">.</text:span></text:p>
        </text:list-item>
        <text:list-item>
          <text:p text:style-name="P29"><text:span text:style-name="T12">If MFD says </text:span><text:span text:style-name="T22">OFF</text:span><text:span text:style-name="T12"> at the top</text:span><text:span text:style-name="T18"> right</text:span><text:span text:style-name="T12">, turn on Mavericks:</text:span></text:p>
          <text:list>
            <text:list-item>
              <text:p text:style-name="P11"><text:span text:style-name="T14">Press </text:span><text:span text:style-name="T24">EO OFF</text:span><text:span text:style-name="T14"> OSB to change to </text:span><text:span text:style-name="T23">EO </text:span><text:span text:style-name="T24">ON</text:span><text:span text:style-name="T13">. <text:s/></text:span><text:span text:style-name="T14">Missiles</text:span><text:span text:style-name="T13"> take </text:span><text:span text:style-name="T25">3 minutes</text:span><text:span text:style-name="T13"> to cool down.</text:span><text:span text:style-name="T17"> <text:s/>MFD says </text:span><text:span text:style-name="T23">ALIGN</text:span><text:span text:style-name="T17">.</text:span></text:p>
            </text:list-item>
            <text:list-item>
              <text:p text:style-name="P11"><text:span text:style-name="T13">W</text:span><text:span text:style-name="T14">hen</text:span><text:span text:style-name="T18"> missiles are ready, </text:span><text:span text:style-name="T24">ALIGN</text:span><text:span text:style-name="T14"> message </text:span><text:span text:style-name="T18">is replaced with Maverick video feed </text:span><text:span text:style-name="T14">and HUD goes from </text:span><text:span text:style-name="T24">ALN</text:span><text:span text:style-name="T14"> to </text:span><text:span text:style-name="T24">RDY</text:span><text:span text:style-name="T18">.</text:span></text:p>
            </text:list-item>
          </text:list>
        </text:list-item>
        <text:list-item>
          <text:p text:style-name="P11"><text:span text:style-name="T14">Press </text:span><text:span text:style-name="T24">Coolie Hat </text:span><text:span text:style-name="T27">left </text:span><text:span text:style-name="T24">long</text:span><text:span text:style-name="T14"> (</text:span><text:span text:style-name="T24">Dish Hat </text:span><text:span text:style-name="T27">left </text:span><text:span text:style-name="T24">long</text:span><text:span text:style-name="T14">) to set </text:span><text:span text:style-name="T24">SOI</text:span><text:span text:style-name="T14"> to </text:span><text:span text:style-name="T27">left</text:span><text:span text:style-name="T24"> MFD</text:span><text:span text:style-name="T14"> (the one with the MAV page).</text:span><text:span text:style-name="T19"> <text:s/></text:span><text:span text:style-name="T27">Maverick controls</text:span><text:span text:style-name="T19">:</text:span></text:p>
        </text:list-item>
      </text:list>
      <text:list text:style-name="L3">
        <text:list-item>
          <text:list>
            <text:list-item>
              <text:p text:style-name="P16"><text:span text:style-name="T50">T</text:span><text:span text:style-name="T47">oggle Wide/Narrow FOV</text:span> <text:span text:style-name="T60">... </text:span>China Hat forward short (<text:span text:style-name="T47">Forward Thumb Button press short</text:span>)</text:p>
            </text:list-item>
            <text:list-item>
              <text:p text:style-name="P18"><text:span text:style-name="T47">Lock target manually</text:span>... TMS forward short (<text:span text:style-name="T47">Gray Reset Hat forward short</text:span>)</text:p>
            </text:list-item>
            <text:list-item>
              <text:p text:style-name="P19"><text:span text:style-name="T50">Ground lock seeker</text:span><text:span text:style-name="T60"> ... </text:span>TMS aft short (<text:span text:style-name="T47">Gray Reset Hat back short</text:span><text:span text:style-name="T60">)</text:span></text:p>
            </text:list-item>
            <text:list-item>
              <text:p text:style-name="P12"><text:span text:style-name="T27">Unlock/return to boresight</text:span><text:span text:style-name="T19"> ... China Hat back short (</text:span><text:span text:style-name="T27">Rear Thumb Button press short</text:span><text:span text:style-name="T19">)</text:span></text:p>
            </text:list-item>
            <text:list-item>
              <text:p text:style-name="P19"><text:span text:style-name="T50">Set Maverick target as SPI</text:span><text:span text:style-name="T60"> ... </text:span>TMS forward long (<text:span text:style-name="T47">Gray Reset Hat forward long</text:span>)</text:p>
            </text:list-item>
            <text:list-item>
              <text:p text:style-name="P16"><text:span text:style-name="T50">Symbology color</text:span><text:span text:style-name="T51"> (IR)/Force correlate (EO)</text:span><text:span text:style-name="T60"> ... </text:span>Boat Switch <text:span text:style-name="T61">up/down/press </text:span>(<text:span text:style-name="T47">Pinky Switch up/down/press</text:span><text:span text:style-name="T61">) for black/white/auto</text:span><text:span text:style-name="T66">/FC</text:span>.</text:p>
            </text:list-item>
          </text:list>
        </text:list-item>
      </text:list>
      <text:list xml:id="list212715149945111" text:continue-list="list4047712529" text:style-name="L2">
        <text:list-item>
          <text:p text:style-name="P20"><text:span text:style-name="T50">Seeker reticle</text:span><text:span text:style-name="T60"> shows on </text:span><text:span text:style-name="T50">HUD</text:span><text:span text:style-name="T60">. <text:s/></text:span>Slew onto target with <text:span text:style-name="T47">TDC </text:span><text:span text:style-name="T50">M</text:span><text:span text:style-name="T47">inistick</text:span>. <text:s/>It will automatically lock any target inside the tracking gate when it stops slewing.</text:p>
        </text:list-item>
        <text:list-item>
          <text:p text:style-name="P24">DLZ range indicator is on the lower left of the Maverick MFD.</text:p>
        </text:list-item>
        <text:list-item>
          <text:p text:style-name="P20">When you have lock<text:span text:style-name="T60"> (reticle on MFD is "buzzing")</text:span> and are in range, press <text:span text:style-name="T47">Red Button</text:span> to fire.</text:p>
        </text:list-item>
      </text:list>
      <text:list text:style-name="L4">
        <text:list-item>
          <text:list>
            <text:list-item>
              <text:p text:style-name="P21">NOTE Flaps must be up to fire.</text:p>
            </text:list-item>
          </text:list>
        </text:list-item>
      </text:list>
      <text:p text:style-name="P8"><text:span text:style-name="T40">U</text:span><text:span text:style-name="T41">sing TPOD</text:span><text:span text:style-name="T42"> for targeting:</text:span></text:p>
      <text:list xml:id="list3715437387" text:style-name="L5">
        <text:list-item>
          <text:p text:style-name="P13"><text:span text:style-name="T13">F</text:span><text:span text:style-name="T14">ollow </text:span><text:span text:style-name="T24">steps 1-</text:span><text:span text:style-name="T28">4</text:span><text:span text:style-name="T24"> above</text:span><text:span text:style-name="T14"> to select and arm missile</text:span><text:span text:style-name="T20">s</text:span><text:span text:style-name="T14">.</text:span></text:p>
        </text:list-item>
        <text:list-item>
          <text:p text:style-name="P13"><text:span text:style-name="T14">On </text:span><text:span text:style-name="T27">right</text:span><text:span text:style-name="T24"> MFD</text:span><text:span text:style-name="T14">, press </text:span><text:span text:style-name="T24">TGP OSB</text:span><text:span text:style-name="T14">, then press </text:span><text:span text:style-name="T24">A-G</text:span><text:span text:style-name="T14"> OSB to select air-to-ground mode.</text:span></text:p>
        </text:list-item>
        <text:list-item>
          <text:p text:style-name="P13"><text:span text:style-name="T14">Press </text:span><text:span text:style-name="T24">Coolie Hat </text:span><text:span text:style-name="T27">right</text:span><text:span text:style-name="T24"> long</text:span><text:span text:style-name="T14"> (</text:span><text:span text:style-name="T24">Dish Hat </text:span><text:span text:style-name="T27">right</text:span><text:span text:style-name="T24"> long</text:span><text:span text:style-name="T14">) to set </text:span><text:span text:style-name="T26">SOI</text:span><text:span text:style-name="T15"> to MFD with </text:span><text:span text:style-name="T26">TGP</text:span><text:span text:style-name="T15">.</text:span></text:p>
        </text:list-item>
        <text:list-item>
          <text:p text:style-name="P17"><text:span text:style-name="T47">Designate target with TGP</text:span> (see TGP page<text:span text:style-name="T62"> for full steps</text:span>).</text:p>
          <text:list>
            <text:list-item>
              <text:p text:style-name="P32"><text:span text:style-name="T1">Slew</text:span><text:span text:style-name="T43"> ... </text:span><text:span text:style-name="T1">TDC Ministick</text:span></text:p>
            </text:list-item>
            <text:list-item>
              <text:p text:style-name="P32"><text:span text:style-name="T1">Zoom</text:span><text:span text:style-name="T43"> ... DMS forward/aft (</text:span><text:span text:style-name="T1">Middle Finger Hat up/down</text:span><text:span text:style-name="T43">)</text:span></text:p>
            </text:list-item>
            <text:list-item>
              <text:p text:style-name="P32"><text:span text:style-name="T1">FOV </text:span><text:span text:style-name="T6">Wide/Narrow </text:span><text:span text:style-name="T1">toggle</text:span><text:span text:style-name="T43"> ... China Hat forward short (</text:span><text:span text:style-name="T1">Front Thumb Button press short</text:span><text:span text:style-name="T43">)</text:span></text:p>
            </text:list-item>
            <text:list-item>
              <text:p text:style-name="P32"><text:span text:style-name="T9">Lock target, toggle </text:span><text:span text:style-name="T1">Point/Area track</text:span><text:span text:style-name="T44"> </text:span><text:span text:style-name="T43">... TMS up short (</text:span><text:span text:style-name="T1">Gray Reset Hat forward short</text:span><text:span text:style-name="T43">)</text:span></text:p>
            </text:list-item>
            <text:list-item>
              <text:p text:style-name="P32"><text:span text:style-name="T1">Set SPI at crosshairs</text:span><text:span text:style-name="T43"> ... TMS up long (</text:span><text:span text:style-name="T1">Gray Reset Hat forward long</text:span><text:span text:style-name="T43">)</text:span></text:p>
            </text:list-item>
            <text:list-item>
              <text:p text:style-name="P13"><text:span text:style-name="T5">Reset to boresight</text:span><text:span text:style-name="T45"> ... China Hat aft short (</text:span><text:span text:style-name="T5">Rear Thumb Button press short</text:span><text:span text:style-name="T45">)</text:span></text:p>
            </text:list-item>
            <text:list-item>
              <text:p text:style-name="P13"><text:span text:style-name="T5">Reset to steerpoint</text:span><text:span text:style-name="T45"> ... China Hat aft long (</text:span><text:span text:style-name="T5">Rear Thumb Button press long</text:span><text:span text:style-name="T45">)</text:span></text:p>
            </text:list-item>
            <text:list-item>
              <text:p text:style-name="P13"><text:span text:style-name="T5">Reset to SPI</text:span><text:span text:style-name="T45"> ... China Hat forward long (</text:span><text:span text:style-name="T5">Front Thumb Button press long</text:span><text:span text:style-name="T45">)</text:span></text:p>
            </text:list-item>
            <text:list-item>
              <text:p text:style-name="P13"><text:span text:style-name="T26">FLIR/CCD mode</text:span><text:span text:style-name="T15"> ... Boat Switch forward/aft (</text:span><text:span text:style-name="T26">Pinky Switch down/up</text:span><text:span text:style-name="T15">) for </text:span><text:span text:style-name="T26">FLIR BHOT/WHOT</text:span><text:span text:style-name="T15">, Boat Switch center (</text:span><text:span text:style-name="T26">Pinky Switch press</text:span><text:span text:style-name="T15">) for </text:span><text:span text:style-name="T26">CCD</text:span><text:span text:style-name="T15"> (TV mode).</text:span></text:p>
            </text:list-item>
          </text:list>
        </text:list-item>
        <text:list-item>
          <text:p text:style-name="P33"><text:span text:style-name="T15">S</text:span><text:span text:style-name="T12">et the </text:span><text:span text:style-name="T22">SPI</text:span><text:span text:style-name="T12"> to the target with </text:span><text:span text:style-name="T22">TMS up long</text:span><text:span text:style-name="T12"> (</text:span><text:span text:style-name="T22">Gray Reset Hat forward long</text:span><text:span text:style-name="T12">).</text:span></text:p>
        </text:list-item>
        <text:list-item>
          <text:p text:style-name="P33"><text:span text:style-name="T22">Point all sensors</text:span><text:span text:style-name="T12"> (including the Maverick) at the </text:span><text:span text:style-name="T22">SPI</text:span><text:span text:style-name="T12"> with </text:span><text:span text:style-name="T22">China Hat forward long</text:span><text:span text:style-name="T12"> (</text:span><text:span text:style-name="T22">Front Thumb Button long</text:span><text:span text:style-name="T12">)</text:span></text:p>
        </text:list-item>
        <text:list-item>
          <text:p text:style-name="P13"><text:span text:style-name="T21">P</text:span><text:span text:style-name="T15">ress </text:span><text:span text:style-name="T26">Coolie Hat </text:span><text:span text:style-name="T29">left</text:span><text:span text:style-name="T26"> long</text:span><text:span text:style-name="T15"> (</text:span><text:span text:style-name="T26">Dish Hat </text:span><text:span text:style-name="T29">left</text:span><text:span text:style-name="T26"> long</text:span><text:span text:style-name="T15">) to set </text:span><text:span text:style-name="T26">SOI</text:span><text:span text:style-name="T15"> to </text:span><text:span text:style-name="T26">MAV</text:span><text:span text:style-name="T15"> MFD</text:span><text:span text:style-name="T21"> for final adjustments.</text:span></text:p>
        </text:list-item>
      </text:list>
      <text:list text:style-name="L6">
        <text:list-item>
          <text:list>
            <text:list-item>
              <text:p text:style-name="P14"><text:span text:style-name="T16">It probably won't be able to lock yet at long range. <text:s/>When you get closer, press </text:span><text:span text:style-name="T26">TMS </text:span><text:span text:style-name="T30">up</text:span><text:span text:style-name="T26"> short</text:span><text:span text:style-name="T15"> (</text:span><text:span text:style-name="T26">Gray Reset Hat forward short</text:span><text:span text:style-name="T15">)</text:span><text:span text:style-name="T16"> to try to lock the target.</text:span></text:p>
            </text:list-item>
          </text:list>
        </text:list-item>
      </text:list>
      <text:list xml:id="list212715642910553" text:continue-list="list3715437387" text:style-name="L5">
        <text:list-item>
          <text:p text:style-name="P25">DLZ range indicator is on the lower left of the Maverick MFD.</text:p>
        </text:list-item>
        <text:list-item>
          <text:p text:style-name="P22">When you have lock<text:span text:style-name="T60"> (reticle on MFD is "buzzing")</text:span> and are in range, press <text:span text:style-name="T47">Red Button</text:span> to fire.</text:p>
        </text:list-item>
      </text:list>
      <text:list text:style-name="L7">
        <text:list-item>
          <text:list>
            <text:list-item>
              <text:p text:style-name="P23">NOTE Flaps must be up to fire.</text:p>
            </text:list-item>
          </text:list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8T21:27:13.668000000</dc:date>
    <meta:editing-duration>P1DT11H32M11S</meta:editing-duration>
    <meta:editing-cycles>70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3" meta:word-count="660" meta:character-count="3485" meta:non-whitespace-character-count="2913"/>
  </office:meta>
</office:document-meta>
</file>